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80808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gr6" style:family="graphic" style:parent-style-name="objectwithoutfill">
      <style:graphic-properties draw:stroke="dash" draw:stroke-dash="Fine_20_Dashed" svg:stroke-width="0.06cm" draw:marker-start-width="0.29cm" draw:marker-end="Arrow" draw:marker-end-width="0.39cm" draw:fill="none" draw:textarea-vertical-align="middle" fo:padding-top="0.155cm" fo:padding-bottom="0.155cm" fo:padding-left="0.28cm" fo:padding-right="0.28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8pt" style:font-size-asian="18pt" style:font-size-complex="32pt"/>
    </style:style>
    <style:style style:name="P7" style:family="paragraph">
      <style:paragraph-properties fo:text-align="center"/>
      <style:text-properties fo:font-size="18pt" style:font-size-asian="18pt" style:font-size-complex="24pt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32pt"/>
    </style:style>
    <style:style style:name="T6" style:family="text">
      <style:text-properties fo:font-size="18pt" style:font-size-asian="18pt" style:font-size-complex="24pt"/>
    </style:style>
    <style:style style:name="T7" style:family="text">
      <style:text-properties style:text-position="super 58%" fo:font-size="24pt" style:font-size-asian="24pt" style:font-size-complex="2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text-position="super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5.4cm" svg:height="22.6cm" svg:x="3.7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4.7cm" svg:y="16.5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7.401cm" svg:y="16.501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10.001cm" svg:y="16.501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4.701cm" svg:y="18.802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7.402cm" svg:y="18.803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10.002cm" svg:y="18.803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4.702cm" svg:y="20.903cm">
          <text:p text:style-name="P1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7.403cm" svg:y="20.904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10.003cm" svg:y="20.904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4.703cm" svg:y="23.104cm"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3cm" svg:height="1.5cm" svg:x="7.404cm" svg:y="23.105cm">
          <text:p text:style-name="P1"><text:span text:style-name="T2">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3cm" svg:height="1.5cm" svg:x="10.004cm" svg:y="23.105cm">
          <text:p text:style-name="P1"><text:span text:style-name="T3">EX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3cm" svg:height="1.5cm" svg:x="12.801cm" svg:y="16.501cm">
          <text:p text:style-name="P1"><text:span text:style-name="T4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3cm" svg:height="1.5cm" svg:x="15.502cm" svg:y="16.502cm">
          <text:p text:style-name="P1"><text:span text:style-name="T4">CE/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12.802cm" svg:y="18.803cm">
          <text:p text:style-name="P1"><text:span text:style-name="T1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15.503cm" svg:y="18.804cm">
          <text:p text:style-name="P1"><text:span text:style-name="T1">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12.803cm" svg:y="20.904cm">
          <text:p text:style-name="P1"><text:span text:style-name="T1">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3cm" svg:height="1.5cm" svg:x="15.504cm" svg:y="20.905cm">
          <text:p text:style-name="P1"><text:span text:style-name="T1">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3cm" svg:height="1.5cm" svg:x="12.804cm" svg:y="23.105cm">
          <text:p text:style-name="P1"><text:span text:style-name="T3">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3cm" svg:height="1.5cm" svg:x="15.505cm" svg:y="23.106cm">
          <text:p text:style-name="P1"><text:span text:style-name="T2">=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836cm" svg:height="1.097cm" svg:x="4.786cm" svg:y="14.401cm"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837cm" svg:height="1.097cm" svg:x="6.942cm" svg:y="14.402cm"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837cm" svg:height="1.097cm" svg:x="9.017cm" svg:y="14.402cm">
          <text:p text:style-name="P1"><text:span text:style-name="T5">(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1.836cm" svg:height="1.097cm" svg:x="11.253cm" svg:y="14.402cm">
          <text:p text:style-name="P1"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.836cm" svg:height="1.097cm" svg:x="13.409cm" svg:y="14.40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.836cm" svg:height="1.097cm" svg:x="15.68cm" svg:y="14.40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836cm" svg:height="1.097cm" svg:x="4.787cm" svg:y="12.301cm"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837cm" svg:height="1.097cm" svg:x="6.943cm" svg:y="12.302cm"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837cm" svg:height="1.097cm" svg:x="9.018cm" svg:y="12.302cm"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1.836cm" svg:height="1.097cm" svg:x="11.254cm" svg:y="12.302cm">
          <text:p text:style-name="P1"><text:span text:style-name="T6">s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1.836cm" svg:height="1.097cm" svg:x="13.41cm" svg:y="12.303cm">
          <text:p text:style-name="P1"><text:span text:style-name="T6">c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1.836cm" svg:height="1.097cm" svg:x="15.681cm" svg:y="12.303cm">
          <text:p text:style-name="P1"><text:span text:style-name="T6">t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836cm" svg:height="1.097cm" svg:x="4.788cm" svg:y="1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1.837cm" svg:height="1.097cm" svg:x="6.944cm" svg:y="10.302cm">
          <text:p text:style-name="P1"><text:span text:style-name="T5">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837cm" svg:height="1.097cm" svg:x="9.019cm" svg:y="10.302cm">
          <text:p text:style-name="P1"><text:span text:style-name="T3">^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1.836cm" svg:height="1.097cm" svg:x="11.255cm" svg:y="10.302cm">
          <text:p text:style-name="P1"><text:span text:style-name="T6">x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1.836cm" svg:height="1.097cm" svg:x="13.411cm" svg:y="10.303cm">
          <text:p text:style-name="P1"><text:span text:style-name="T6">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1.836cm" svg:height="1.097cm" svg:x="15.682cm" svg:y="10.303cm">
          <text:p text:style-name="P1"><text:span text:style-name="T6">l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.836cm" svg:height="1.097cm" svg:x="4.789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1.837cm" svg:height="1.097cm" svg:x="6.945cm" svg:y="8.302cm">
          <text:p text:style-name="P1"><text:span text:style-name="T8">M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1.836cm" svg:height="1.097cm" svg:x="15.683cm" svg:y="8.303cm">
          <text:p text:style-name="P1"><text:span text:style-name="T6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2.7cm" svg:height="2.8cm" svg:x="4.9cm" svg:y="3.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6cm" svg:height="1.15cm" svg:x="16cm" svg:y="9.4cm">
          <draw:text-box>
            <text:p>e<text:span text:style-name="T9">x</text:span></text:p>
          </draw:text-box>
        </draw:frame>
        <draw:frame draw:style-name="gr5" draw:layer="layout" svg:width="2.6cm" svg:height="1.15cm" svg:x="15.6cm" svg:y="11.4cm">
          <draw:text-box>
            <text:p>tan<text:span text:style-name="T9">-1</text:span></text:p>
          </draw:text-box>
        </draw:frame>
        <draw:frame draw:style-name="gr5" draw:layer="layout" svg:width="2.6cm" svg:height="1.15cm" svg:x="13.4cm" svg:y="11.4cm">
          <draw:text-box>
            <text:p>cos<text:span text:style-name="T9">-1</text:span></text:p>
          </draw:text-box>
        </draw:frame>
        <draw:frame draw:style-name="gr5" draw:layer="layout" svg:width="2.6cm" svg:height="1.15cm" svg:x="11.5cm" svg:y="11.4cm">
          <draw:text-box>
            <text:p>sin<text:span text:style-name="T9">-1</text:span></text:p>
          </draw:text-box>
        </draw:frame>
        <draw:frame draw:style-name="gr5" draw:layer="layout" svg:width="2.6cm" svg:height="1.15cm" svg:x="4.9cm" svg:y="7.3cm">
          <draw:text-box>
            <text:p>shift</text:p>
          </draw:text-box>
        </draw:frame>
        <draw:frame draw:style-name="gr5" draw:layer="layout" svg:width="2.6cm" svg:height="1.15cm" svg:x="7.4cm" svg:y="11.4cm">
          <draw:text-box>
            <text:p>x<text:span text:style-name="T9">-1</text:span></text:p>
          </draw:text-box>
        </draw:frame>
        <draw:line draw:style-name="gr6" draw:text-style-name="P1" draw:layer="layout" svg:x1="2.8cm" svg:y1="9.3cm" svg:x2="9.5cm" svg:y2="10.2cm">
          <text:p/>
        </draw:line>
        <draw:frame draw:style-name="gr7" draw:text-style-name="P9" draw:layer="layout" svg:width="2cm" svg:height="1.75cm" svg:x="1.3cm" svg:y="8.5cm">
          <draw:text-box>
            <text:p><text:span text:style-name="T1">(1)</text:span></text:p>
          </draw:text-box>
        </draw:frame>
        <draw:frame draw:style-name="gr7" draw:text-style-name="P9" draw:layer="layout" svg:width="2cm" svg:height="1.75cm" svg:x="19.1cm" svg:y="8.7cm">
          <draw:text-box>
            <text:p><text:span text:style-name="T1">(2)</text:span></text:p>
          </draw:text-box>
        </draw:frame>
        <draw:line draw:style-name="gr6" draw:text-style-name="P1" draw:layer="layout" svg:x1="19.4cm" svg:y1="9.5cm" svg:x2="17.1cm" svg:y2="10.1cm">
          <text:p/>
        </draw:line>
        <draw:frame draw:style-name="gr7" draw:text-style-name="P9" draw:layer="layout" svg:width="2cm" svg:height="1.75cm" svg:x="11.8cm" svg:y="7.1cm">
          <draw:text-box>
            <text:p><text:span text:style-name="T1">(4)</text:span></text:p>
          </draw:text-box>
        </draw:frame>
        <draw:line draw:style-name="gr6" draw:text-style-name="P1" draw:layer="layout" svg:x1="13cm" svg:y1="8.5cm" svg:x2="14.115cm" svg:y2="10.206cm">
          <text:p/>
        </draw:line>
        <draw:line draw:style-name="gr6" draw:text-style-name="P1" draw:layer="layout" svg:x1="3cm" svg:y1="6.9cm" svg:x2="4.701cm" svg:y2="8.091cm">
          <text:p/>
        </draw:line>
        <draw:frame draw:style-name="gr7" draw:text-style-name="P9" draw:layer="layout" svg:width="2cm" svg:height="1.75cm" svg:x="1.4cm" svg:y="5.9cm">
          <draw:text-box>
            <text:p><text:span text:style-name="T1">(3)</text:span></text:p>
          </draw:text-box>
        </draw:frame>
        <draw:line draw:style-name="gr6" draw:text-style-name="P1" draw:layer="layout" svg:x1="11cm" svg:y1="25.9cm" svg:x2="11.1cm" svg:y2="24.6cm">
          <text:p/>
        </draw:line>
        <draw:frame draw:style-name="gr7" draw:text-style-name="P9" draw:layer="layout" svg:width="2cm" svg:height="1.75cm" svg:x="10.1cm" svg:y="25.8cm">
          <draw:text-box>
            <text:p><text:span text:style-name="T1">(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2.5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sahara Kenlo</meta:initial-creator>
    <meta:creation-date>2015-03-13T16:58:32.454900398</meta:creation-date>
    <dc:date>2015-03-13T17:45:38.874707365</dc:date>
    <dc:creator>Nasahara Kenlo</dc:creator>
    <meta:editing-duration>PT36M58S</meta:editing-duration>
    <meta:editing-cycles>6</meta:editing-cycles>
    <meta:generator>LibreOffice/4.2.7.2$Linux_X86_64 LibreOffice_project/420m0$Build-2</meta:generator>
    <meta:document-statistic meta:object-count="59"/>
  </office:meta>
</office:document-meta>
</file>